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Hyperlink" style:family="text">
      <style:text-properties fo:font-weight="bold" style:font-weight-asian="bold" style:font-weight-complex="bold"/>
    </style:style>
    <style:style style:name="T4" style:parent-style-name="Hyperlink" style:family="text">
      <style:text-properties fo:font-weight="bold" style:font-weight-asian="bold" style:font-weight-complex="bold"/>
    </style:style>
    <style:style style:name="T5" style:parent-style-name="Hyperlink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color="#000000"/>
    </style:style>
    <style:style style:name="P19" style:parent-style-name="Normal" style:family="paragraph">
      <style:text-properties fo:color="#000000"/>
    </style:style>
    <style:style style:name="P20" style:parent-style-name="Normal" style:family="paragraph">
      <style:text-properties fo:font-weight="bold" style:font-weight-asian="bold" style:font-weight-complex="bold" fo:color="#000000"/>
    </style:style>
    <style:style style:name="P21" style:parent-style-name="Normal" style:family="paragraph">
      <style:text-properties fo:color="#000000"/>
    </style:style>
    <style:style style:name="P22" style:parent-style-name="Normal" style:family="paragraph">
      <style:text-properties fo:color="#000000"/>
    </style:style>
    <style:style style:name="P23" style:parent-style-name="Normal" style:family="paragraph">
      <style:text-properties fo:color="#000000"/>
    </style:style>
    <style:style style:name="P24" style:parent-style-name="Normal" style:family="paragraph">
      <style:text-properties fo:color="#000000"/>
    </style:style>
    <style:style style:name="P25" style:parent-style-name="Normal" style:family="paragraph">
      <style:text-properties fo:color="#000000"/>
    </style:style>
    <style:style style:name="P26" style:parent-style-name="Normal" style:family="paragraph">
      <style:text-properties fo:color="#000000"/>
    </style:style>
    <style:style style:name="P27" style:parent-style-name="Normal" style:family="paragraph">
      <style:text-properties fo:color="#000000"/>
    </style:style>
    <style:style style:name="P28" style:parent-style-name="Normal" style:family="paragraph">
      <style:text-properties fo:color="#000000"/>
    </style:style>
    <style:style style:name="P29" style:parent-style-name="Normal" style:family="paragraph">
      <style:text-properties fo:color="#000000"/>
    </style:style>
    <style:style style:name="P30" style:parent-style-name="Normal" style:family="paragraph">
      <style:text-properties fo:font-weight="bold" style:font-weight-asian="bold" style:font-weight-complex="bold" fo:color="#000000"/>
    </style:style>
    <style:style style:name="T31" style:parent-style-name="DefaultParagraphFont" style:family="text">
      <style:text-properties fo:font-weight="bold" style:font-weight-asian="bold" style:font-weight-complex="bold" fo:color="#000000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000000"/>
    </style:style>
    <style:style style:name="P34" style:parent-style-name="Normal" style:family="paragraph">
      <style:text-properties fo:color="#000000"/>
    </style:style>
    <style:style style:name="P35" style:parent-style-name="Normal" style:family="paragraph">
      <style:text-properties fo:color="#000000"/>
    </style:style>
    <style:style style:name="P36" style:parent-style-name="Normal" style:family="paragraph">
      <style:text-properties fo:color="#000000"/>
    </style:style>
    <style:style style:name="P37" style:parent-style-name="Normal" style:family="paragraph">
      <style:text-properties fo:font-weight="bold" style:font-weight-asian="bold" style:font-weight-complex="bold" fo:color="#000000"/>
    </style:style>
    <style:style style:name="P38" style:parent-style-name="Normal" style:family="paragraph">
      <style:text-properties fo:font-weight="bold" style:font-weight-asian="bold" style:font-weight-complex="bold" fo:color="#000000"/>
    </style:style>
    <style:style style:name="P39" style:parent-style-name="Normal" style:family="paragraph">
      <style:text-properties fo:color="#000000"/>
    </style:style>
    <style:style style:name="P40" style:parent-style-name="Normal" style:family="paragraph">
      <style:text-properties fo:color="#000000"/>
    </style:style>
    <style:style style:name="P41" style:parent-style-name="Normal" style:family="paragraph">
      <style:text-properties fo:color="#000000"/>
    </style:style>
    <style:style style:name="P42" style:parent-style-name="Normal" style:family="paragraph">
      <style:text-properties fo:color="#000000"/>
    </style:style>
    <style:style style:name="P43" style:parent-style-name="Normal" style:family="paragraph">
      <style:text-properties fo:font-weight="bold" style:font-weight-asian="bold" style:font-weight-complex="bold" fo:color="#000000"/>
    </style:style>
    <style:style style:name="P44" style:parent-style-name="Normal" style:family="paragraph">
      <style:text-properties fo:font-weight="bold" style:font-weight-asian="bold" style:font-weight-complex="bold" fo:color="#000000"/>
    </style:style>
    <style:style style:name="P45" style:parent-style-name="Normal" style:family="paragraph">
      <style:text-properties fo:font-weight="bold" style:font-weight-asian="bold" style:font-weight-complex="bold" fo:color="#000000"/>
    </style:style>
    <style:style style:name="P46" style:parent-style-name="Normal" style:family="paragraph">
      <style:text-properties fo:font-weight="bold" style:font-weight-asian="bold" style:font-weight-complex="bold" fo:color="#000000"/>
    </style:style>
    <style:style style:name="P47" style:parent-style-name="Normal" style:family="paragraph">
      <style:text-properties fo:font-weight="bold" style:font-weight-asian="bold" style:font-weight-complex="bold" fo:color="#FF0000"/>
    </style:style>
  </office:automatic-styles>
  <office:body>
    <office:text text:use-soft-page-breaks="true">
      <text:p text:style-name="P1">DADOS DO CLIENTE</text:p>
      <text:p text:style-name="Normal"><text:span text:style-name="T2">Cliente:<text:s/></text:span>Wanderley<text:s/>Suares</text:p>
      <text:p text:style-name="Normal"><text:a xlink:href="TEL:(24)" office:target-frame-name="_top" xlink:show="replace"><text:span text:style-name="T3">TEL</text:span><text:span text:style-name="T4">:<text:s/></text:span><text:span text:style-name="T5">(24)</text:span></text:a><text:span text:style-name="T6"><text:s/></text:span>981436807</text:p>
      <text:p text:style-name="Normal"><text:span text:style-name="T7">E-MAIL:<text:s/></text:span>wanderSu@hotmail.com</text:p>
      <text:p text:style-name="Normal"><text:span text:style-name="T8">ENDEREÇO:<text:s/></text:span>Rua Aluízio Silva, 365<text:s/>– Morro Do Carmo</text:p>
      <text:p text:style-name="Normal"><text:span text:style-name="T9">MARCA:<text:s/></text:span>Queens Açaí<text:s/></text:p>
      <text:p text:style-name="Normal"><text:span text:style-name="T10">EMPRESA:</text:span><text:span text:style-name="T11"><text:s/></text:span>Queens Açaí está no mercado<text:s/>desde 2019, começou<text:s/>com<text:s/>uma barraquinha<text:s/>mas foi ganhando bastante<text:s/>reconhecimento,<text:s/>devido a<text:s/>sua<text:s/>qualidade e<text:s/>ao<text:s/><text:s/>atendimento.<text:s/>Conseguiram expandir para<text:s/><text:s/>uma<text:s/>loja<text:s/>bem localizada no centro da<text:s/>cidade. O<text:s/>seu diferencial,<text:s/>era que os clientes se sentissem a vontade de<text:s/>personalizar seus açaís conforme cada<text:s/>gosto,<text:s/>com<text:s/>tipos diferentes de<text:s/>açaí e vários tipos de<text:s/>complementos.</text:p>
      <text:p text:style-name="Normal"><text:span text:style-name="T12">PÚBLICO<text:s/></text:span><text:span text:style-name="T13">ALVO</text:span></text:p>
      <text:p text:style-name="Normal">•<text:s/>Jovens e<text:s/>Adultos</text:p>
      <text:p text:style-name="P14">DIFERENCIAL</text:p>
      <text:p text:style-name="Normal"><text:s/>•<text:s/>Variedades de<text:s/>Sabores – podendo colocar até três tipos de sabores no<text:s/>copo.</text:p>
      <text:p text:style-name="Normal">•<text:s/>Entrega<text:s/><text:span text:style-name="T15">–</text:span><text:span text:style-name="T16"><text:s/></text:span>A loja <text:s/>realiza a entrega<text:s/>dos<text:s/><text:s/>pedidos<text:s/><text:s/>das<text:s/>09:00hrs<text:s/>a 22:00hrs.</text:p>
      <text:p text:style-name="Normal">• Prêmios –<text:s/>completando nosso cartão de<text:s/>fidelidade, que são<text:s/>(10 açais de 500ml ou<text:s/>mais), ganha totalmente<text:s/>gratuito, um copo<text:s/>reutilizável de 300ml, com açaí da preferência do<text:s/>cliente.</text:p>
      <text:p text:style-name="P17">CONCORRENTES</text:p>
      <text:p text:style-name="Normal">Açaíking</text:p>
      <text:p text:style-name="Normal">Site:<text:s/><text:a xlink:href="http://www.ifood.com.br/delivery/angra-dos-reis-rj" office:target-frame-name="_top" xlink:show="replace"><text:span text:style-name="Hyperlink">www.ifood.com.br/delivery/angra-dos-reis-rj</text:span></text:a></text:p>
      <text:p text:style-name="Normal">Instagram:<text:s/>@acaikiing</text:p>
      <text:p text:style-name="Normal">Localização:<text:s/>Centro, Angra dos Reis - RJ, 23900-570</text:p>
      <text:p text:style-name="Normal">Pontos fortes:<text:s/>Tem uma boa<text:s/>divulgação, ótimo local, e ótimo atendimento<text:s/></text:p>
      <text:p text:style-name="Normal">Pontos fracos:<text:s/>Não tem muitas variações,<text:s/>demora muito as<text:s/>entregas, serviço online péssimo<text:s/></text:p>
      <text:p text:style-name="Normal"/>
      <text:p text:style-name="Normal">Bambuaçaí<text:s/></text:p>
      <text:p text:style-name="Normal">Facebook:<text:s/><text:a xlink:href="https://www.facebook.com/bammbu.acai" office:target-frame-name="_top" xlink:show="replace"><text:span text:style-name="Hyperlink">https://www.facebook.com/bammbu.acai</text:span></text:a></text:p>
      <text:p text:style-name="Normal">Localização:<text:s/>R. Cel. Carvalho - Morro do Santo Antonio, Angra dos Reis - RJ, 23900-310</text:p>
      <text:p text:style-name="Normal">Pontos fortes:<text:s/>Fica em um local<text:s/>estratégico,<text:s/>tem muitas<text:s/>variações.</text:p>
      <text:p text:style-name="Normal">Pontos<text:s/>fracos:<text:s/>Não tem muita divulgação<text:s/>em redes sociais</text:p>
      <text:p text:style-name="Normal"><text:span text:style-name="T18">OBJETIVO<text:s/></text:span></text:p>
      <text:p text:style-name="P19">Oferecer<text:s/>um ótimo atendimento online,<text:s/>e expandir o número de clientes,<text:s/>criar uma boa divulgação nas redes sociais, utilizando Instagram e Tik Tok<text:s/></text:p>
      <text:p text:style-name="P20">PRAZOS</text:p>
      <text:p text:style-name="P21">O Projeto terá<text:s/>uma prazo de 4<text:s/>meses, dividindo em 2 duas partes<text:s/></text:p>
      <text:p text:style-name="P22"/>
      <text:p text:style-name="P23">2 meses</text:p>
      <text:p text:style-name="P24">•<text:s/>criação da tela<text:s/></text:p>
      <text:p text:style-name="P25">• cores, e animações<text:s/></text:p>
      <text:p text:style-name="P26">4 meses</text:p>
      <text:p text:style-name="P27">•<text:s/>organizar os itens<text:s/></text:p>
      <text:p text:style-name="P28">•<text:s/>deixar o site estável<text:s/></text:p>
      <text:p text:style-name="P29">• melhora a divulgação do site<text:s/></text:p>
      <text:p text:style-name="P30">ORÇAMENTO</text:p>
      <text:p text:style-name="Normal"><text:span text:style-name="T31">•<text:s/></text:span><text:span text:style-name="T32">O dinheiro investido, será de<text:s/></text:span><text:span text:style-name="T33">R$550,00</text:span></text:p>
      <text:p text:style-name="P34">• podendo parcelar em até 3 vezes sem juros<text:s/></text:p>
      <text:p text:style-name="P35">• se for dividido em 2 vezes, a primeira<text:s/>e a segunda serão de R$275,00.</text:p>
      <text:p text:style-name="P36">• Se preferir dividir em 3 vezes,<text:s/><text:s/>as parcelas serão<text:s/>de R$184,00</text:p>
      <text:p text:style-name="P37"/>
      <text:p text:style-name="P38">FERRAMENTAS</text:p>
      <text:p text:style-name="P39">HTML</text:p>
      <text:p text:style-name="P40">CSS</text:p>
      <text:p text:style-name="P41">PHP</text:p>
      <text:p text:style-name="P42">Aluno: Gustavo Retamiro Folgosa<text:s/></text:p>
      <text:p text:style-name="P43"/>
      <text:p text:style-name="P44"/>
      <text:p text:style-name="P45"/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Yu Mincho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STAVO RETAMIRO FOLGOSA</meta:initial-creator>
    <dc:creator>GUSTAVO RETAMIRO FOLGOSA</dc:creator>
    <meta:creation-date>2022-08-13T06:00:00Z</meta:creation-date>
    <dc:date>2022-08-13T06:00:00Z</dc:date>
    <meta:template xlink:href="Normal.dotm" xlink:type="simple"/>
    <meta:editing-cycles>167</meta:editing-cycles>
    <meta:editing-duration>PT11100S</meta:editing-duration>
    <meta:document-statistic meta:page-count="1" meta:paragraph-count="4" meta:word-count="348" meta:character-count="2332" meta:row-count="16" meta:non-whitespace-character-count="1988"/>
  </office:meta>
</office:document-meta>
</file>